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6.35cm" svg:height="6.35cm" svg:x="9.89cm" svg:y="8.62cm">
          <text:p text:style-name="P1">jane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5.715cm" svg:height="2.54cm" svg:x="7.35cm" svg:y="18.145cm">
          <text:p text:style-name="P1">joowon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08cm" svg:height="2.54cm" svg:x="18.78cm" svg:y="8.62cm">
          <text:p text:style-name="P1">pictures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445cm" svg:height="4.445cm" svg:x="20.685cm" svg:y="15.605cm">
          <text:p text:style-name="P1">actoractress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4.445cm" svg:height="2.54cm" svg:x="1cm" svg:y="16.24cm">
          <text:p text:style-name="P1">others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685cm" svg:y1="17.828cm" svg:x2="13.065cm" svg:y2="19.415cm" draw:start-shape="id1" draw:start-glue-point="5" draw:end-shape="id2" draw:end-glue-point="1" svg:d="m20685 17828h-3894v1587h-3726">
          <text:p/>
        </draw:connector>
        <draw:connector draw:style-name="gr3" draw:text-style-name="P1" draw:layer="layout" svg:x1="20.685cm" svg:y1="17.827cm" svg:x2="5.445cm" svg:y2="17.51cm" draw:start-shape="id1" draw:end-shape="id3" svg:d="m20685 17827h-7704v-317h-7536">
          <text:p/>
        </draw:connector>
        <draw:connector draw:style-name="gr3" draw:text-style-name="P1" draw:layer="layout" svg:x1="16.24cm" svg:y1="11.795cm" svg:x2="20.685cm" svg:y2="17.827cm" draw:start-shape="id4" draw:start-glue-point="7" draw:end-shape="id1" svg:d="m16240 11795h2140v6032h2305">
          <text:p/>
        </draw:connector>
        <draw:connector draw:style-name="gr3" draw:text-style-name="P1" draw:layer="layout" svg:x1="21.32cm" svg:y1="11.16cm" svg:x2="22.908cm" svg:y2="15.605cm" draw:start-shape="id5" draw:end-shape="id1" draw:end-glue-point="4" svg:d="m21320 11160v2222h1588v2223">
          <text:p/>
        </draw:connector>
        <draw:connector draw:style-name="gr3" draw:text-style-name="P1" draw:layer="layout" svg:x1="13.065cm" svg:y1="8.62cm" svg:x2="14.017cm" svg:y2="6.715cm" draw:start-shape="id4" svg:d="m13065 8620v-1203h952v-702">
          <text:p/>
        </draw:connector>
        <draw:custom-shape draw:style-name="gr1" draw:text-style-name="P1" xml:id="id6" draw:id="id6" draw:layer="layout" svg:width="5.08cm" svg:height="3.81cm" svg:x="11.16cm" svg:y="2.905cm">
          <text:p text:style-name="P1">funny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5.715cm" svg:height="2.54cm" svg:x="1.635cm" svg:y="4.81cm">
          <text:p text:style-name="P1"><text:s/>funnyvideo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16cm" svg:y1="4.81cm" svg:x2="7.35cm" svg:y2="6.08cm" draw:start-shape="id6" draw:start-glue-point="5" draw:end-shape="id7" draw:end-glue-point="1" svg:d="m11160 4810h-1905v1270h-1905">
          <text:p/>
        </draw:connector>
        <draw:connector draw:style-name="gr3" draw:text-style-name="P1" draw:layer="layout" svg:x1="16.24cm" svg:y1="4.81cm" svg:x2="19.277cm" svg:y2="2.599cm" draw:start-shape="id6" svg:d="m16240 4810h1770v-2211h1267">
          <text:p/>
        </draw:connector>
        <draw:custom-shape draw:style-name="gr1" draw:text-style-name="P1" draw:layer="layout" svg:width="5.08cm" svg:height="2.54cm" svg:x="18.78cm" svg:y="2.27cm">
          <text:p text:style-name="P1">funnypictures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9cm" svg:y1="11.795cm" svg:x2="6.426cm" svg:y2="10.536cm" draw:start-shape="id4" svg:d="m9890 11795h-1982v-1259h-1482">
          <text:p/>
        </draw:connector>
        <draw:custom-shape draw:style-name="gr1" draw:text-style-name="P1" draw:layer="layout" svg:width="5.08cm" svg:height="4.445cm" svg:x="2.27cm" svg:y="9.255cm">
          <text:p text:style-name="P1">other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065cm" svg:y1="14.97cm" svg:x2="9.686cm" svg:y2="15.544cm" draw:start-shape="id4" svg:d="m13065 14970v538h-3379v36">
          <text:p/>
        </draw:connector>
        <draw:custom-shape draw:style-name="gr1" draw:text-style-name="P1" draw:layer="layout" svg:width="4.445cm" svg:height="4.445cm" svg:x="5.445cm" svg:y="13.065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ustom-shape draw:style-name="gr4" draw:text-style-name="P1" draw:layer="layout" svg:width="5.08cm" svg:height="13.335cm" svg:x="1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1.905cm" svg:x="1cm" svg:y="6.08cm">
          <text:p text:style-name="P1">funny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1cm" svg:y="8.62cm">
          <text:p text:style-name="P1">actoractress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1cm" svg:y="11.16cm">
          <text:p text:style-name="P1">other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5.94cm" svg:height="3.175cm" svg:x="1.095cm" svg:y="1cm">
          <text:p text:style-name="P1">diiv.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94cm" svg:height="3.08cm" svg:x="1cm" svg:y="17.51cm">
          <text:p text:style-name="P1">Div.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0.86cm" svg:height="13.335cm" svg:x="6.08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62cm" svg:height="10.795cm" svg:x="7.35cm" svg:y="5.445cm">
          <text:p text:style-name="P1">pict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7T11:23:34</meta:creation-date>
    <dc:date>2012-05-18T13:38:37</dc:date>
    <dc:creator>student </dc:creator>
    <meta:editing-duration>PT44M</meta:editing-duration>
    <meta:editing-cycles>4</meta:editing-cycles>
    <meta:generator>LibreOffice/3.3$Linux LibreOffice_project/330m19$Build-202</meta:generator>
    <meta:document-statistic meta:object-count="27"/>
  </office:meta>
</office:document-meta>
</file>